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b0f4" officeooo:paragraph-rsid="0006b0f4"/>
    </style:style>
    <style:style style:name="P2" style:family="paragraph" style:parent-style-name="Standard">
      <style:text-properties officeooo:rsid="000718c4" officeooo:paragraph-rsid="000718c4"/>
    </style:style>
    <style:style style:name="P3" style:family="paragraph" style:parent-style-name="Standard">
      <style:text-properties fo:font-size="16pt" fo:font-weight="bold" officeooo:rsid="0006b0f4" officeooo:paragraph-rsid="0006b0f4" style:font-size-asian="16pt" style:font-weight-asian="bold" style:font-size-complex="16pt" style:font-weight-complex="bold"/>
    </style:style>
    <style:style style:name="P4" style:family="paragraph" style:parent-style-name="Standard">
      <style:text-properties fo:font-style="italic" officeooo:rsid="0006b0f4" officeooo:paragraph-rsid="0006b0f4" style:font-style-asian="italic" style:font-style-complex="italic"/>
    </style:style>
    <style:style style:name="P5" style:family="paragraph" style:parent-style-name="Standard">
      <style:text-properties fo:font-size="14pt" fo:font-style="italic" style:text-underline-style="solid" style:text-underline-width="auto" style:text-underline-color="font-color" officeooo:rsid="0006b0f4" officeooo:paragraph-rsid="0006b0f4" style:font-size-asian="14pt" style:font-style-asian="italic" style:font-size-complex="14pt" style:font-style-complex="italic"/>
    </style:style>
    <style:style style:name="P6" style:family="paragraph" style:parent-style-name="Standard">
      <style:text-properties fo:font-size="14pt" fo:font-style="italic" style:text-underline-style="solid" style:text-underline-width="auto" style:text-underline-color="font-color" officeooo:rsid="000718c4" officeooo:paragraph-rsid="000718c4" style:font-size-asian="14pt" style:font-style-asian="italic" style:font-size-complex="14pt" style:font-style-complex="italic"/>
    </style:style>
    <style:style style:name="P7" style:family="paragraph" style:parent-style-name="Standard">
      <style:text-properties fo:font-size="14pt" fo:font-style="italic" style:text-underline-style="solid" style:text-underline-width="auto" style:text-underline-color="font-color" officeooo:rsid="000a0fdd" officeooo:paragraph-rsid="000a0fdd" style:font-size-asian="14pt" style:font-style-asian="italic" style:font-size-complex="14pt" style:font-style-complex="italic"/>
    </style:style>
    <style:style style:name="P8" style:family="paragraph" style:parent-style-name="Standard">
      <style:text-properties fo:font-size="14pt" fo:font-style="italic" style:text-underline-style="solid" style:text-underline-width="auto" style:text-underline-color="font-color" officeooo:rsid="000d41f3" officeooo:paragraph-rsid="000d41f3" style:font-size-asian="14pt" style:font-style-asian="italic" style:font-size-complex="14pt" style:font-style-complex="italic"/>
    </style:style>
    <style:style style:name="P9" style:family="paragraph" style:parent-style-name="Standard">
      <style:text-properties officeooo:rsid="00087b0e" officeooo:paragraph-rsid="00087b0e"/>
    </style:style>
    <style:style style:name="P10" style:family="paragraph" style:parent-style-name="Standard">
      <style:text-properties officeooo:rsid="0009a8e4" officeooo:paragraph-rsid="0009a8e4"/>
    </style:style>
    <style:style style:name="P11" style:family="paragraph" style:parent-style-name="Standard">
      <style:text-properties officeooo:rsid="0009e8f0" officeooo:paragraph-rsid="0009e8f0"/>
    </style:style>
    <style:style style:name="P12" style:family="paragraph" style:parent-style-name="Standard">
      <style:text-properties fo:font-size="12pt" fo:font-style="italic" style:text-underline-style="none" officeooo:rsid="000d41f3" officeooo:paragraph-rsid="000d41f3" style:font-size-asian="10.5pt" style:font-style-asian="italic" style:font-size-complex="12pt" style:font-style-complex="italic"/>
    </style:style>
    <style:style style:name="P13" style:family="paragraph" style:parent-style-name="Standard">
      <style:text-properties fo:font-size="12pt" fo:font-style="normal" style:text-underline-style="none" officeooo:rsid="000a0fdd" officeooo:paragraph-rsid="000a0fdd" style:font-size-asian="10.5pt" style:font-style-asian="normal" style:font-size-complex="12pt" style:font-style-complex="normal"/>
    </style:style>
    <style:style style:name="P14" style:family="paragraph" style:parent-style-name="Standard">
      <style:text-properties fo:font-size="12pt" fo:font-style="normal" style:text-underline-style="none" officeooo:rsid="000c06d4" officeooo:paragraph-rsid="000c06d4" style:font-size-asian="10.5pt" style:font-style-asian="normal" style:font-size-complex="12pt" style:font-style-complex="normal"/>
    </style:style>
    <style:style style:name="P15" style:family="paragraph" style:parent-style-name="Standard">
      <style:text-properties fo:font-size="12pt" fo:font-style="normal" style:text-underline-style="none" officeooo:rsid="000d41f3" officeooo:paragraph-rsid="000d41f3" style:font-size-asian="10.5pt" style:font-style-asian="normal" style:font-size-complex="12pt" style:font-style-complex="normal"/>
    </style:style>
    <style:style style:name="P16" style:family="paragraph" style:parent-style-name="Standard">
      <style:text-properties fo:font-size="12pt" fo:font-style="normal" style:text-underline-style="none" officeooo:rsid="000e91a4" officeooo:paragraph-rsid="000e91a4" style:font-size-asian="10.5pt" style:font-style-asian="normal" style:font-size-complex="12pt" style:font-style-complex="normal"/>
    </style:style>
    <style:style style:name="P17" style:family="paragraph" style:parent-style-name="Standard">
      <style:text-properties officeooo:rsid="000c06d4" officeooo:paragraph-rsid="000c06d4"/>
    </style:style>
    <style:style style:name="P18" style:family="paragraph" style:parent-style-name="Standard">
      <style:text-properties officeooo:rsid="0006b0f4" officeooo:paragraph-rsid="000d41f3"/>
    </style:style>
    <style:style style:name="T1" style:family="text">
      <style:text-properties officeooo:rsid="000718c4"/>
    </style:style>
    <style:style style:name="T2" style:family="text">
      <style:text-properties officeooo:rsid="00087b0e"/>
    </style:style>
    <style:style style:name="T3" style:family="text">
      <style:text-properties officeooo:rsid="0009e8f0"/>
    </style:style>
    <style:style style:name="T4" style:family="text">
      <style:text-properties officeooo:rsid="000a0fdd"/>
    </style:style>
    <style:style style:name="T5" style:family="text">
      <style:text-properties officeooo:rsid="000c06d4"/>
    </style:style>
    <style:style style:name="T6" style:family="text">
      <style:text-properties officeooo:rsid="000d41f3"/>
    </style:style>
    <style:style style:name="T7" style:family="text">
      <style:text-properties officeooo:rsid="000e91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 BOUTIQUE DE L’ÉTRANGE</text:p>
      <text:p text:style-name="P1"/>
      <text:p text:style-name="P1">Produits en vente</text:p>
      <text:p text:style-name="P1"/>
      <text:p text:style-name="P5">Potions/élixirs :</text:p>
      <text:p text:style-name="P1"/>
      <text:p text:style-name="P4">Attention de bien lire les instructions fournies et prendre conscience de tous les effets de nos potions proposées. La boutique décline toute responsabilité en cas de mauvais usage.</text:p>
      <text:p text:style-name="P1"/>
      <text:p text:style-name="P1">- Potion d’amour : La personne qui boira cette potion tombera instantanément amoureuse du premier être vivant qu’elle verra et ce jusqu’à la fin de ses jours. À manipuler avec précaution.</text:p>
      <text:p text:style-name="P1">Fiole de 50 mL</text:p>
      <text:p text:style-name="P1"><text:span text:style-name="T1">P</text:span>rix : <text:span text:style-name="T1">40 €</text:span></text:p>
      <text:p text:style-name="P1"/>
      <text:p text:style-name="P1">- Potion de vérité : Une fois ingéré<text:span text:style-name="T1">e</text:span>, toute parole qui sort de la bouche <text:span text:style-name="T1">n’est que vérité pour une durée de <text:s/>30 minutes.</text:span></text:p>
      <text:p text:style-name="P2">Fiole de 20 mL</text:p>
      <text:p text:style-name="P2">Prix : 30 €</text:p>
      <text:p text:style-name="P2"/>
      <text:p text:style-name="P2">- <text:span text:style-name="T5">Potion de transmutation : Divers choix s’offrent à vous pour cette potion qui permet de se tranformer en l’un des animaux de la liste pour une durée de 30 minutes à 4 heures selon la dose (se référer à la notice fournie)</text:span></text:p>
      <text:p text:style-name="P17">Fioles de 80 mL</text:p>
      <text:p text:style-name="P17">Prix : . Chat : 28€</text:p>
      <text:p text:style-name="P17"><text:s text:c="10"/>. Chauve-souris : 42€</text:p>
      <text:p text:style-name="P17"><text:s text:c="10"/>. Rat : 28€</text:p>
      <text:p text:style-name="P17"><text:s text:c="10"/>. Dragon : 97€</text:p>
      <text:p text:style-name="P17"/>
      <text:p text:style-name="P1">- Potion d’éternité : <text:span text:style-name="T1">Cette potion possède peut-être un goût insupportable mais permetsd’accéder à la vie éternelle. Disponible uniquement dans notre boutique.</text:span></text:p>
      <text:p text:style-name="P2">Prix : 1260 €</text:p>
      <text:p text:style-name="P2"/>
      <text:p text:style-name="P2"/>
      <text:p text:style-name="P2"/>
      <text:p text:style-name="P2"/>
      <text:p text:style-name="P6">Animaux domestiques :</text:p>
      <text:p text:style-name="P2"/>
      <text:p text:style-name="P2">- Licorne : Animal <text:span text:style-name="T2">solitaire à l’origine, toutes nos licornes sont élevées au contact de l’homme et peuvent même être montées pour les plus dociles. Possibilité de choisir la couleur sur demande et selon notre stock.</text:span></text:p>
      <text:p text:style-name="P9">Prix : 800 €</text:p>
      <text:p text:style-name="P9"/>
      <text:p text:style-name="P9">- Dragon : Récupérés par nos soins dans les terres oubliées des monts Oural dès leur plus jeune âge, nos dragons ne sont livrés qu’après un entretien poussé avec son futur maître, pour des raisons de sécurité évidentes.</text:p>
      <text:p text:style-name="P9">Prix : 2500 €</text:p>
      <text:p text:style-name="P9"/>
      <text:p text:style-name="P9">- Phoenix : Majestueux, intelligent et surtout attachant, le phoenix est un animal très fidèle envers son maître mais qui aime aussi garder sa part d’indépendance et de liberté.</text:p>
      <text:p text:style-name="P11">Prix : 700€</text:p>
      <text:p text:style-name="P9"/>
      <text:p text:style-name="P10"><text:soft-page-break/>- Griffon : Bien qu’impressionnant, le griffon reste un animal docile et facilement domesticable. Il pourra autant être pour vous un compagnon de jeu qu’un <text:s/><text:span text:style-name="T3">redoutable garde du corps.</text:span></text:p>
      <text:p text:style-name="P11">Prix : 1200 €</text:p>
      <text:p text:style-name="P11"/>
      <text:p text:style-name="P11">-Nourriture/accessoire : → Litière pour dragon : Retiens efficacement les odeurs de soufres.</text:p>
      <text:p text:style-name="P11"><text:s text:c="39"/>Prix : 17€ le sachet de 65Kg</text:p>
      <text:p text:style-name="P11"><text:s text:c="39"/>→ Chamallows : Friandise préféré des licorne qui ne cesseront de vous en <text:s text:c="37"/>réclamer après y avoir gouter </text:p>
      <text:p text:style-name="P11"><text:s text:c="39"/>Prix : 29€ le kilo</text:p>
      <text:p text:style-name="P11"><text:s text:c="40"/>→ Lotion pour pelage de griffon : Toujours soucieux de son hygiène, votre griffon sera ravi de recevoir vos soins avec cette lotion qui fera briller sa crinière tout en <text:span text:style-name="T4">raffermissant</text:span> son poil.</text:p>
      <text:p text:style-name="P11"><text:s text:c="40"/>Prix : 42€ la bouteille de 500mL</text:p>
      <text:p text:style-name="P11"><text:s text:c="40"/>→ Cendrier pour phoenix : Pour sa renaissance, <text:span text:style-name="T4">votre phoenix aura la joie de découvrir sa nouvelle vie dans ce joli cendrier douillet.</text:span></text:p>
      <text:p text:style-name="P11"/>
      <text:p text:style-name="P11"/>
      <text:p text:style-name="P7">Accessoires :</text:p>
      <text:p text:style-name="P7"/>
      <text:p text:style-name="P13">- Balai magique : D’une qualité artisanale exceptionnelle, ce balai volant peut atteindre les 120 km/h et grimper jusqu’à 1,2km d’altitude. De plus, pour plus de discrétion, vous pouvez vous en servir pour le ménage.</text:p>
      <text:p text:style-name="P13">Prix : 170 €</text:p>
      <text:p text:style-name="P13"/>
      <text:p text:style-name="P13">- Cape d’invisibilité : Cette cape de grand standing est confectionnée dans un tissu enchanté de première qualité et vous permettra <text:span text:style-name="T5">de vous esquiver de vos soirées mondaines ennuyeuses avec élégance.</text:span></text:p>
      <text:p text:style-name="P14">Prix : 79€</text:p>
      <text:p text:style-name="P14"/>
      <text:p text:style-name="P14">- <text:s/>Baguette magique : Outil indispensable pour exécuter <text:span text:style-name="T6">tous </text:span>vos sort<text:span text:style-name="T6">s.</text:span></text:p>
      <text:p text:style-name="P14"/>
      <text:p text:style-name="P15">- Haricots magiques bio : Après de longues expérimentations, nous avons réussi à reproduire avec un procédé totalement naturel les fameux haricots magiques.</text:p>
      <text:p text:style-name="P15">Temps de pousse : 1 à 2 nuits selon la météo.</text:p>
      <text:p text:style-name="P15">Prix : 79€ - vendu par 2.</text:p>
      <text:p text:style-name="P15"/>
      <text:p text:style-name="P15"/>
      <text:p text:style-name="P8">Formules magiques : </text:p>
      <text:p text:style-name="P15"/>
      <text:p text:style-name="P12">Toutes nos formules sont livrés sur des parchemins scellés qui ne peuvent s’ouvrir qu’avec une formule qui vous sera envoyé par message sécurisé.</text:p>
      <text:p text:style-name="P12">Celles-ci ne sont réutilisables qu’un nombre limité de fois.</text:p>
      <text:p text:style-name="P12"/>
      <text:p text:style-name="P15">- Formule de téléportation : Cette formule à laquelle vous rajouterait votre destination vous permettra de vous téléporter dans toutes les directions dans un rayon de 12km.</text:p>
      <text:p text:style-name="P15">Réutilisable 12 fois</text:p>
      <text:p text:style-name="P15">Prix : 96€</text:p>
      <text:p text:style-name="P15"/>
      <text:p text:style-name="P15">- Formule d’invisibilité : Encore en phase de développement, cette formule permet de rendre votre corps invisible pour une durée de 45 minutes. Attention, cette formule ne rend pas encore vos vêtements et accessoires invisibles bien que nous y travaillons d’arrache-pied.</text:p>
      <text:p text:style-name="P15">Réutilisable 8 fois</text:p>
      <text:p text:style-name="P15"><text:soft-page-break/>Prix : 29 €</text:p>
      <text:p text:style-name="P15"/>
      <text:p text:style-name="P15">- Invocation de démon : Cette formule est à manipuler avec précaution car elle permet d’invoquer aléatoirement l’un des 7 démons de l’apocalypse pour une durée de 7 heures.</text:p>
      <text:p text:style-name="P15">Attention, ce sort n’est pas à mettre entre toute les mains !! </text:p>
      <text:p text:style-name="P15">Réutilisable <text:span text:style-name="T7">7 fois</text:span></text:p>
      <text:p text:style-name="P16">Prix : 777€</text:p>
      <text:p text:style-name="P15"/>
      <text:p text:style-name="P15">- Formule de résurrection : <text:span text:style-name="T7">Cette formule indispensable à tout bon sorcier guérisseur n’est utilisable qu’une fois sur chaque âme mais redonne toute sa vitalité à l’être choisi.</text:span></text:p>
      <text:p text:style-name="P16">Usage unique</text:p>
      <text:p text:style-name="P16">Prix : 99€</text:p>
      <text:p text:style-name="P15"/>
      <text:p text:style-name="P15">- Formule de désenchantement : Cette formule très pratique permet d’annuler tous les sorts et toutes les potions appilqués sur un individus choisit durant l’incantation.</text:p>
      <text:p text:style-name="P15">Usage unique</text:p>
      <text:p text:style-name="P15">Prix : 99€</text:p>
      <text:p text:style-name="P1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1:55:54.450609747</meta:creation-date>
    <dc:date>2018-10-18T14:30:28.751640814</dc:date>
    <meta:editing-duration>PT5M2S</meta:editing-duration>
    <meta:editing-cycles>1</meta:editing-cycles>
    <meta:generator>LibreOffice/6.0.3.2$Linux_X86_64 LibreOffice_project/00m0$Build-2</meta:generator>
    <meta:document-statistic meta:table-count="0" meta:image-count="0" meta:object-count="0" meta:page-count="3" meta:paragraph-count="63" meta:word-count="808" meta:character-count="4970" meta:non-whitespace-character-count="3913"/>
  </office:meta>
</office:document-meta>
</file>